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Helvetica" svg:font-family="Helvetica, Arial, sans-serif"/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333333" style:font-name="Arial" fo:font-size="9pt" fo:letter-spacing="normal" fo:font-style="normal" fo:font-weight="normal"/>
    </style:style>
    <style:style style:name="P2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333333" style:font-name="Arial" fo:font-size="9pt" fo:letter-spacing="normal" fo:font-style="normal" fo:font-weight="normal" officeooo:rsid="0006b14f" officeooo:paragraph-rsid="0006b14f"/>
    </style:style>
    <style:style style:name="P3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Verdana" fo:font-size="13pt" fo:letter-spacing="normal" fo:font-style="normal" fo:font-weight="bold" style:font-size-asian="13pt" style:font-size-complex="13pt"/>
    </style:style>
    <style:style style:name="P4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Arial" fo:font-size="8.25pt" fo:letter-spacing="normal" fo:font-style="normal" fo:font-weight="bold" officeooo:paragraph-rsid="000567f5"/>
    </style:style>
    <style:style style:name="P5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Arial" fo:font-size="8.25pt" fo:letter-spacing="normal" fo:font-style="normal" fo:font-weight="normal" officeooo:rsid="0006b14f" officeooo:paragraph-rsid="0006b14f" style:font-weight-asian="normal" style:font-weight-complex="normal"/>
    </style:style>
    <style:style style:name="P6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Arial" fo:font-size="8.25pt" fo:letter-spacing="normal" fo:font-style="normal" fo:font-weight="normal" officeooo:rsid="0006b14f" officeooo:paragraph-rsid="000567f5" style:font-weight-asian="normal" style:font-weight-complex="normal"/>
    </style:style>
    <style:style style:name="P7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Arial" fo:font-size="8.25pt" fo:letter-spacing="normal" fo:font-style="normal" fo:font-weight="normal" officeooo:rsid="0009424e" officeooo:paragraph-rsid="0009f1bb" style:font-weight-asian="normal" style:font-weight-complex="normal"/>
    </style:style>
    <style:style style:name="P8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paragraph-rsid="0006b14f"/>
    </style:style>
    <style:style style:name="P9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Arial" fo:font-size="13pt" fo:letter-spacing="normal" fo:font-style="normal" fo:font-weight="bold" officeooo:rsid="0009424e" officeooo:paragraph-rsid="0009f1bb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Arial" fo:font-size="13pt" fo:letter-spacing="normal" fo:font-style="normal" fo:font-weight="bold" officeooo:rsid="0009f1bb" officeooo:paragraph-rsid="0009f1bb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f61e0" officeooo:paragraph-rsid="000f61e0" style:font-weight-asian="bold" style:font-weight-complex="bold"/>
    </style:style>
    <style:style style:name="P12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Verdana" fo:font-size="8.25pt" fo:letter-spacing="normal" fo:font-style="normal" fo:font-weight="bold" officeooo:paragraph-rsid="000567f5"/>
    </style:style>
    <style:style style:name="P13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Verdana" fo:font-size="8.25pt" fo:letter-spacing="normal" fo:font-style="normal" fo:font-weight="bold" officeooo:rsid="0009424e" officeooo:paragraph-rsid="0009424e"/>
    </style:style>
    <style:style style:name="P14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rsid="0006b14f" officeooo:paragraph-rsid="0006b14f" style:font-weight-asian="normal" style:font-weight-complex="normal"/>
    </style:style>
    <style:style style:name="P15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Verdana" fo:font-size="13pt" fo:letter-spacing="normal" fo:font-style="normal" fo:font-weight="bold" officeooo:paragraph-rsid="000567f5" style:font-size-asian="13pt" style:font-size-complex="13pt"/>
    </style:style>
    <style:style style:name="P16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Helvetica" fo:font-size="10.5pt" fo:letter-spacing="normal" fo:font-style="normal" fo:font-weight="normal" officeooo:rsid="000830ac" officeooo:paragraph-rsid="0009f1bb" style:font-weight-asian="normal" style:font-weight-complex="normal"/>
    </style:style>
    <style:style style:name="P17" style:family="paragraph" style:parent-style-name="Table_20_Contents">
      <style:paragraph-properties fo:margin-left="0cm" fo:margin-right="0cm" style:line-height-at-least="0.423cm" fo:text-align="start" style:justify-single-word="false" fo:widows="1" fo:text-indent="0cm" style:auto-text-indent="false"/>
      <style:text-properties fo:font-variant="normal" fo:text-transform="none" fo:color="#000000" style:font-name="Helvetica" fo:font-size="13pt" fo:letter-spacing="normal" fo:font-style="normal" fo:font-weight="bold" officeooo:rsid="0006b14f" officeooo:paragraph-rsid="0009f1bb" style:font-size-asian="13pt" style:font-weight-asian="bold" style:font-size-complex="13pt" style:font-weight-complex="bold"/>
    </style:style>
    <style:style style:name="T1" style:family="text">
      <style:text-properties officeooo:rsid="0009f1bb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9424e" style:font-size-asian="13pt" style:font-size-complex="13pt"/>
    </style:style>
    <style:style style:name="T4" style:family="text">
      <style:text-properties fo:font-size="13pt" officeooo:rsid="0009f1bb" style:font-size-asian="13pt" style:font-size-complex="13pt"/>
    </style:style>
    <style:style style:name="T5" style:family="text">
      <style:text-properties fo:font-size="13pt" officeooo:rsid="000b88dd" style:font-size-asian="13pt" style:font-size-complex="13pt"/>
    </style:style>
    <style:style style:name="T6" style:family="text">
      <style:text-properties officeooo:rsid="000b88dd"/>
    </style:style>
    <style:style style:name="T7" style:family="text">
      <style:text-properties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sted contactó recientemente con nuestro departamento de atención al cliente vía Chat y nos gustaría comprobar su nivel de satisfacción con el resultado.<text:line-break/><text:line-break/>Por favor, dedíquenos un momento para completar esta pequeña encuesta.<text:line-break/><text:line-break/>La información que nos proporcione será utilizada para mejorar el servicio. Sus respuestas serán completamente confidenciales.<text:line-break/><text:line-break/>Esta encuesta se completa en <text:span text:style-name="T1">1</text:span> minuto aproximadamente.</text:p>
      <text:p text:style-name="P1"/>
      <text:p text:style-name="P17"><text:span text:style-name="T1">1.</text:span>¿Es ésta su primera visita al sitio web de Lenovo?</text:p>
      <text:p text:style-name="P16">Si-No</text:p>
      <text:p text:style-name="P16"/>
      <text:p text:style-name="P9"><text:span text:style-name="T1">2</text:span> . ¿Se soluciono su problema o duda sobre nuestros servicios?</text:p>
      <text:p text:style-name="P7">Si</text:p>
      <text:p text:style-name="P7">No </text:p>
      <text:p text:style-name="P7">Esta en Proceso</text:p>
      <text:p text:style-name="P16"/>
      <text:p text:style-name="P3"><text:span text:style-name="T6">3.</text:span>Utilizando una escala del 1 al 10 donde 1 significa totalmente insatisfecho y 10 totalmente satisfecho ¿qué tan satisfecho está en general con el servicio de atención brindado vía Chat de Telcel?</text:p>
      <text:p text:style-name="P1"/>
      <text:p text:style-name="P2">1-10</text:p>
      <text:p text:style-name="P4"/>
      <text:p text:style-name="P15"><text:span text:style-name="T6">4.</text:span>En una escala de 1 a 10 donde 10 es DEFINITIVAMENTE LO RECOMENDARÍA y 1 es NO LO RECOMENDARÍA, ¿Qué tan dispuesto estaría a recomendar el Centro de Atención vía Chat de Telcel a un amigo o familiar?</text:p>
      <text:p text:style-name="P13"/>
      <text:p text:style-name="P14">1-10</text:p>
      <text:p text:style-name="P12"/>
      <text:p text:style-name="P4"><text:span text:style-name="T5">5</text:span><text:span text:style-name="T3">.</text:span><text:span text:style-name="T2">¿Tiene usted algún comentario adicional</text:span><text:span text:style-name="T5">(Negativo o Positivo)</text:span><text:span text:style-name="T2"> o alguna sugerencia sobre nuestro servicio de Chat?</text:span></text:p>
      <text:p text:style-name="P6"/>
      <text:p text:style-name="P6"/>
      <text:p text:style-name="P11"><text:span text:style-name="T7">Correo:</text:span></text:p>
      <text:p text:style-name="P11"><text:span text:style-name="T7">Nombre:</text:span></text:p>
      <text:p text:style-name="P11"><text:span text:style-name="T7">Correo:</text:span></text:p>
      <text:p text:style-name="P11"><text:span text:style-name="T7">Contenido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Helvetica" svg:font-family="Helvetica, Arial, sans-serif"/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4:22:06.169570174</meta:creation-date>
    <dc:date>2016-05-17T16:53:45.406092468</dc:date>
    <meta:editing-duration>PT1H45M4S</meta:editing-duration>
    <meta:editing-cycles>7</meta:editing-cycles>
    <meta:generator>LibreOffice/5.0.4.2$Linux_X86_64 LibreOffice_project/2b9802c1994aa0b7dc6079e128979269cf95bc78</meta:generator>
    <meta:document-statistic meta:table-count="0" meta:image-count="0" meta:object-count="0" meta:page-count="1" meta:paragraph-count="16" meta:word-count="175" meta:character-count="1098" meta:non-whitespace-character-count="935"/>
  </office:meta>
</office:document-meta>
</file>